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text-position="0% 100%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12.5 MHz sysclk, 115,200 baud, use 112,500,000 / 115,200 = 976 (0x3d0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9-08T13:35:28</dc:date>
    <meta:editing-duration>PT51M33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4" meta:paragraph-count="117" meta:word-count="896" meta:character-count="4795" meta:non-whitespace-character-count="3874"/>
  </office:meta>
</office:document-meta>
</file>